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ritableFieldType.onCheck( AnnotationTypeElementDeclaration valueDecl , AnnotationValue value , AnnotationInstance [ ] parentAnnotations , MemberDeclaration classMember , int annotationArrayInde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WritableFieldType.WritableFieldType( String requiredSuperclassName , String attrName , String requiredRuntimeVersion , AnnotationGrammar parentGramm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